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urier New" fo:font-size="9.5pt" fo:language="en" fo:country="US"/>
    </style:style>
    <style:style style:name="P2" style:family="paragraph" style:parent-style-name="Text_20_body">
      <style:paragraph-properties fo:line-height="115%"/>
      <style:text-properties fo:color="#000000" style:font-name="Courier New" fo:font-size="9.5pt" fo:language="en" fo:country="US"/>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fo:color="#000000" style:font-name="Courier New" fo:font-size="9.5pt" fo:language="en" fo:country="US" style:text-underline-style="solid" style:text-underline-width="auto" style:text-underline-color="font-color"/>
    </style:style>
    <style:style style:name="P10" style:family="paragraph" style:parent-style-name="Text_20_body">
      <style:paragraph-properties fo:margin-top="0cm" fo:margin-bottom="0cm"/>
      <style:text-properties fo:color="#000000" style:font-name="Courier New" fo:font-size="9.5pt" fo:language="en" fo:country="US" style:text-underline-style="none"/>
    </style:style>
    <style:style style:name="P11" style:family="paragraph" style:parent-style-name="Text_20_body">
      <style:paragraph-properties fo:margin-top="0cm" fo:margin-bottom="0cm" fo:line-height="115%"/>
      <style:text-properties fo:color="#000000" style:font-name="Courier New" fo:font-size="9.5pt" fo:language="en" fo:country="US" style:text-underline-style="none"/>
    </style:style>
    <style:style style:name="P12" style:family="paragraph" style:parent-style-name="Text_20_body">
      <style:paragraph-properties fo:margin-top="0cm" fo:margin-bottom="0cm"/>
      <style:text-properties fo:color="#000000" style:text-underline-style="none"/>
    </style:style>
    <style:style style:name="P13" style:family="paragraph" style:parent-style-name="Text_20_body">
      <style:paragraph-properties fo:margin-top="0cm" fo:margin-bottom="0cm"/>
      <style:text-properties style:font-name="Courier New" fo:font-size="9.5pt" fo:language="en" fo:country="US"/>
    </style:style>
    <style:style style:name="P14"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5"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6"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7" style:family="paragraph" style:parent-style-name="Text_20_body">
      <style:paragraph-properties fo:margin-left="4.995cm" fo:margin-right="0cm" fo:margin-top="0cm" fo:margin-bottom="0cm" fo:text-indent="0cm" style:auto-text-indent="false"/>
    </style:style>
    <style:style style:name="P18"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19" style:family="paragraph" style:parent-style-name="Heading_20_2">
      <style:text-properties style:text-underline-style="solid" style:text-underline-width="auto" style:text-underline-color="font-color"/>
    </style:style>
    <style:style style:name="P20" style:family="paragraph" style:parent-style-name="Text_20_body" style:list-style-name="L1"/>
    <style:style style:name="P21" style:family="paragraph" style:parent-style-name="Text_20_body">
      <style:text-properties fo:color="#000000" style:font-name="Courier New" fo:font-size="9.5pt" fo:language="en" fo:country="US"/>
    </style:style>
    <style:style style:name="P22" style:family="paragraph" style:parent-style-name="Standard">
      <style:text-properties style:text-underline-style="none"/>
    </style:style>
    <style:style style:name="P23" style:family="paragraph" style:parent-style-name="Heading_20_2">
      <style:text-properties style:text-underline-style="none"/>
    </style:style>
    <style:style style:name="T1" style:family="text">
      <style:text-properties fo:font-weight="bold"/>
    </style:style>
    <style:style style:name="T2" style:family="text">
      <style:text-properties fo:color="#ff0000"/>
    </style:style>
    <style:style style:name="T3" style:family="text">
      <style:text-properties fo:color="#ff0000" style:font-name="Courier New" fo:font-size="9.5pt" fo:language="en" fo:country="US"/>
    </style:style>
    <style:style style:name="T4" style:family="text">
      <style:text-properties fo:color="#ff0000" style:text-underline-style="solid" style:text-underline-width="auto" style:text-underline-color="font-color"/>
    </style:style>
    <style:style style:name="T5" style:family="text">
      <style:text-properties style:font-name="Courier New" fo:font-size="9.5pt" fo:language="en" fo:country="US"/>
    </style:style>
    <style:style style:name="T6" style:family="text">
      <style:text-properties fo:color="#000000" style:font-name="Courier New" fo:font-size="9.5pt" fo:language="en" fo:country="US"/>
    </style:style>
    <style:style style:name="T7" style:family="text">
      <style:text-properties fo:color="#000000" fo:font-weight="normal" style:font-weight-asian="normal" style:font-weight-complex="normal"/>
    </style:style>
    <style:style style:name="T8" style:family="text">
      <style:text-properties fo:font-variant="normal" fo:text-transform="none" fo:color="#000000" style:font-name="courier new" fo:font-size="9.75pt" fo:letter-spacing="normal" fo:font-style="normal" fo:font-weight="normal"/>
    </style:style>
    <style:style style:name="T9" style:family="text">
      <style:text-properties fo:font-variant="normal" fo:text-transform="none" style:font-name="courier new" fo:font-size="9.75pt" fo:letter-spacing="normal" fo:font-style="normal" fo:font-weight="normal"/>
    </style:style>
    <style:style style:name="T10" style:family="text">
      <style:text-properties fo:color="#800000"/>
    </style:style>
    <style:style style:name="T11" style:family="text">
      <style:text-properties style:text-underline-style="none"/>
    </style:style>
    <style:style style:name="T1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tivación:</text:h>
      <text:p text:style-name="Text_20_body"/>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p text:style-name="Text_20_body">5) Mejora la seguridad de JIL ya que se dispone de todos los parámetos antes de intentar la ejecución de los métodos (en el formato binario si el cliente no envia todos los datos necesarios el servidor puede fallar en cualquier parte del programa que lea TCP).</text:p>
      <text:p text:style-name="Text_20_body"/>
      <text:h text:style-name="Heading_20_1" text:outline-level="1">Mecanismo:</text:h>
      <text:p text:style-name="Text_20_body"/>
      <text:p text:style-name="Text_20_body">Cada mensaje del protocolo se codifica en XML de acuerdo a la convención XML-RPC.</text:p>
      <text:p text:style-name="Text_20_body">Una vez extraído el comando XML se obtiene el método a ejecutar y se extraen los argumentos.</text:p>
      <text:p text:style-name="Text_20_body">Antes de nada se comprueba el formato de mensaje recibido y el tipo y número de argumentos, si aparece cualquier problema no se ejecuta ningún método.</text:p>
      <text:p text:style-name="Text_20_body">Si todo ha ido bien ejecuta el comando.</text:p>
      <text:p text:style-name="Text_20_body">Se devuelve una respuesta que incluya el estado del comando o una <text:span text:style-name="T1">descripción textual comprensible del error que se ha producido.</text:span></text:p>
      <text:p text:style-name="Text_20_body"/>
      <text:h text:style-name="Heading_20_1" text:outline-level="1">Capa de transporte:</text:h>
      <text:p text:style-name="Text_20_body">Se comienza usando el protocolo XML-RPC sobre TCP en el puerto 2055.</text:p>
      <text:p text:style-name="Text_20_body">El paquete tiene una cabecera de tipo int32 que codifica el tamaño del mensaje precedido del XML.</text:p>
      <text:p text:style-name="Text_20_body"/>
      <text:h text:style-name="Heading_20_1" text:outline-level="1">Interpretación de comandos:</text:h>
      <text:p text:style-name="Text_20_body">se realiza a dos niveles: </text:p>
      <text:list xml:id="list42276781" text:style-name="L1">
        <text:list-item>
          <text:p text:style-name="P20">Comprobación general y extracción de parámetros y métodos</text:p>
        </text:list-item>
        <text:list-item>
          <text:p text:style-name="P20"><text:soft-page-break/>Comprobación de tipos recibidos particular de cada método.</text:p>
        </text:list-item>
      </text:list>
      <text:p text:style-name="Text_20_body"/>
      <text:h text:style-name="Heading_20_2" text:outline-level="2">Parser general: XML_method_params</text:h>
      <text:p text:style-name="Text_20_body"/>
      <text:p text:style-name="Text_20_body">Este vi se encarga de inspeccionar la petición en XML y de sacar el método y los parámetros independientes del contexto (todos excepto Array y Struct que necesitan saber el tipo de array de destino.</text:p>
      <text:p text:style-name="Text_20_body"/>
      <text:p text:style-name="Text_20_body">Admite como entrada el mensaje en XML y devuelve el método (un tipo enumerado con los métodos admitidos) un vector de tipos (enumerado con la descripción de los tipos) y un array de variants con los valores.</text:p>
      <text:p text:style-name="Text_20_body"/>
      <text:p text:style-name="Text_20_body">En el caso de los arrays y structs los valores del variant están sin procesar.</text:p>
      <text:p text:style-name="Text_20_body">El mecanismo de funcionamiento <text:s/>consiste en varios pasos que se ejecutan solamente si el descriptor de error está vacío (no hay error en los pasos anteriores) de acuerdo a la siguiente secuencia:</text:p>
      <text:p text:style-name="Text_20_body"/>
      <text:h text:style-name="Heading_20_3" text:outline-level="3">1) Saca la cabecera.</text:h>
      <text:p text:style-name="Standard">Si hay algún problema se devuelve el error:</text:p>
      <text:p text:style-name="Text_20_body">[901]: Header not found at the beginning of the XML, or or ill formed</text:p>
      <text:p text:style-name="Text_20_body"/>
      <text:h text:style-name="Heading_20_3" text:outline-level="3">2) Comprueba la sintaxis del cuerpo.</text:h>
      <text:p text:style-name="Text_20_body">Si una etiqueta está vacía o no se cierra devuelve</text:p>
      <text:p text:style-name="Text_20_body">[902]: Bad formed tag in</text:p>
      <text:p text:style-name="P5"><text:s/>...</text:p>
      <text:p text:style-name="Text_20_body">Si hay texto que no está encerrado en etiquetas devuelve el error:</text:p>
      <text:p text:style-name="Text_20_body">[903]: Text not enclosed into tags: <text:span text:style-name="T2">...</text:span></text:p>
      <text:p text:style-name="Text_20_body"/>
      <text:p text:style-name="Text_20_body">Si una etiqueta de cierre no cierra a la anterior devuelve</text:p>
      <text:p text:style-name="Text_20_body">[904]: Error: trying to close “<text:span text:style-name="T2">tag1”</text:span> whith “<text:span text:style-name="T2">tag2”</text:span>.</text:p>
      <text:p text:style-name="Text_20_body"/>
      <text:p text:style-name="Text_20_body">Si después del análisis quedan etiquetas sin cerrar devuelve</text:p>
      <text:p text:style-name="Text_20_body">[905]: Error, tag “<text:span text:style-name="T2">tag</text:span>” never closed.</text:p>
      <text:p text:style-name="Text_20_body"/>
      <text:h text:style-name="Heading_20_3" text:outline-level="3">3) Saco el methodCall</text:h>
      <text:p text:style-name="Text_20_body"/>
      <text:p text:style-name="Text_20_body"><text:soft-page-break/>Obtengo el methodcall y combruebo que no hay nada fuera de él. En caso de fallo se genera:</text:p>
      <text:p text:style-name="Text_20_body"/>
      <text:p text:style-name="Text_20_body">[906]: Error: MethodCall not found or something outside methodcall</text:p>
      <text:p text:style-name="Text_20_body"/>
      <text:h text:style-name="Heading_20_3" text:outline-level="3">4) Obtengo el methodName</text:h>
      <text:p text:style-name="Text_20_body">Se pueden producir varios errores. En primer lugar que encuentre algo antes del methodName:</text:p>
      <text:p text:style-name="Text_20_body">[907]: Unexpected string before methodName: <text:span text:style-name="T2">...</text:span></text:p>
      <text:p text:style-name="Text_20_body">Puede que el método se lea bien pero sea desconocido:</text:p>
      <text:p text:style-name="Text_20_body">[908]: Unknown Method: “<text:span text:style-name="T2">method</text:span>”</text:p>
      <text:p text:style-name="Text_20_body"/>
      <text:h text:style-name="Heading_20_3" text:outline-level="3">5) Saco la cabecera params</text:h>
      <text:p text:style-name="Text_20_body"/>
      <text:p text:style-name="Text_20_body">Esta etiqueta puede no existir si no hay parámetros, eso no se considera un fallo. Si hay algo fuera de la cabecera se indica con:</text:p>
      <text:p text:style-name="Text_20_body"/>
      <text:p text:style-name="Text_20_body">[909]: Unespected string oustisde <text:s/>"params": <text:span text:style-name="T2">...</text:span></text:p>
      <text:p text:style-name="Text_20_body"/>
      <text:h text:style-name="Heading_20_3" text:outline-level="3">6) Separo los parámetros</text:h>
      <text:p text:style-name="Text_20_body"/>
      <text:p text:style-name="Text_20_body">En este paso se recorre el XML y se separa cada elemento “param”. El bucle recorre todos los parámetros hasta que hay algún fallo o se acaba el XML. El único fallo posible es que haya datos entre los param, el error indica el parámetro que produce el error:</text:p>
      <text:p text:style-name="Text_20_body"/>
      <text:p text:style-name="Text_20_body">[910]: Unespected string<text:span text:style-name="T7"> after param</text:span><text:span text:style-name="T2"> N</text:span></text:p>
      <text:p text:style-name="Text_20_body"/>
      <text:h text:style-name="Heading_20_3" text:outline-level="3">7) Proceso los parámetros</text:h>
      <text:p text:style-name="Text_20_body">Una vez separados los parámetros proceso cada uno de ellos comprobando que el tipo es válido y que puede leerse. Hay tres errores que pueden aparecer en el proceso. Primero que el patámetro no esté bien formado</text:p>
      <text:p text:style-name="Text_20_body"/>
      <text:p text:style-name="Text_20_body">[911]: Error in parameter <text:span text:style-name="T2">N:</text:span></text:p>
      <text:p text:style-name="P5">... </text:p>
      <text:p text:style-name="Text_20_body">Segundo que no se conozca el tipo</text:p>
      <text:p text:style-name="Text_20_body"/>
      <text:p text:style-name="Text_20_body">[912]”Unknown data type: <text:span text:style-name="T2">type</text:span>” se produce al encontrar un argumento de un tipo no reconocido en XML-RPC indica textualmente el tipo recibido.</text:p>
      <text:p text:style-name="Text_20_body"><text:soft-page-break/></text:p>
      <text:p text:style-name="Text_20_body">Tercero que no se ajuste al formato esperado:</text:p>
      <text:p text:style-name="Text_20_body"/>
      <text:p text:style-name="Text_20_body"><text:span text:style-name="T11">[913]”Error rea</text:span>ding paremeter. Type recieved “<text:span text:style-name="T2">tipo</text:span>” string recieved “<text:span text:style-name="T4">string</text:span>”</text:p>
      <text:p text:style-name="Text_20_body"/>
      <text:p text:style-name="Text_20_body"/>
      <text:p text:style-name="Text_20_body"/>
      <text:h text:style-name="Heading_20_2" text:outline-level="2">Comprobaciones particulares:</text:h>
      <text:p text:style-name="Standard">Cuando se extraen los métodos (en el pharser) pueden llegar más o menos datos de los esperados o ser de un tipo incorrecto, esto produce los siguientes fallos:</text:p>
      <text:p text:style-name="Standard"/>
      <text:p text:style-name="Text_20_body">[101]: Too may arguments...: este errror se produce si hay demasiados argumentos </text:p>
      <text:p text:style-name="Standard"/>
      <text:p text:style-name="Text_20_body">[102]: Too few arguments...: lo contrario</text:p>
      <text:p text:style-name="Text_20_body"/>
      <text:p text:style-name="Text_20_body">[103]: Invalid arguments: function <text:span text:style-name="T10">XXX</text:span>, whaits for (<text:span text:style-name="T10">arg list</text:span>) </text:p>
      <text:h text:style-name="Heading_20_1" text:outline-level="1"/>
      <text:h text:style-name="Heading_20_1" text:outline-level="1">Modificaciones en JIl:</text:h>
      <text:p text:style-name="Text_20_body"/>
      <text:p text:style-name="Text_20_body">Se rescribe JiL Por completo aprovechando las ideas y el código ya existente.</text:p>
      <text:p text:style-name="Text_20_body">Falta por implementar lo siguient</text:p>
      <text:p text:style-name="Text_20_body">Open: comprobar compatibilidad de tipos (hacerlo mejor)</text:p>
      <text:p text:style-name="Text_20_body">Run</text:p>
      <text:p text:style-name="Text_20_body">Stop</text:p>
      <text:p text:style-name="Text_20_body">Close</text:p>
      <text:p text:style-name="Text_20_body">PARADA DE EMEREGENCIA (si se produce un error de conexión hay que asegurarse de que se ha hecho stop y close)</text:p>
      <text:p text:style-name="Text_20_body"/>
      <text:p text:style-name="Text_20_body">Métodos get y set: Hay que diseñarlos e implementarlos.</text:p>
      <text:p text:style-name="Text_20_body"/>
      <text:h text:style-name="Heading_20_1" text:outline-level="1">Métodos del protocolo:</text:h>
      <text:p text:style-name="Text_20_body"/>
      <text:h text:style-name="Heading_20_2" text:outline-level="2"><text:soft-page-break/>Connect()</text:h>
      <text:p text:style-name="Text_20_body"/>
      <text:p text:style-name="Text_20_body">Hay un pequeño intercambio de datos entre JIl y el cliente. En el intercambio el cliente y el servidor se identifican especificando las <text:span text:style-name="T2">versiones</text:span> del protocolo (para detectar posibles errores o incompatibilidades antes de continuar). Se indica también si es necesario hacer autenticación. Se incluye un <text:span text:style-name="T2">identificador de sesión</text:span> aleatorio. Pasa al estado Connected.</text:p>
      <text:p text:style-name="Text_20_body">EL CLIENTE ENVÍA:</text:p>
      <text:p text:style-name="P8">&lt;?xml version="1.0" <text:span text:style-name="T9">encoding="UTF-8"</text:span>?&gt;</text:p>
      <text:p text:style-name="P8">&lt;methodCall&gt;</text:p>
      <text:p text:style-name="P8"><text:tab/>&lt;methodName&gt;jil.connect&lt;/methodName&gt;</text:p>
      <text:p text:style-name="P2">&lt;/methodCall&gt;</text:p>
      <text:p text:style-name="Text_20_body">SI TODO VA BIEN EL SERVIDOR RESPONDE:</text:p>
      <text:p text:style-name="P6"><text:span text:style-name="T6">&lt;?xml version="1.0" </text:span><text:span text:style-name="T8">encoding="UTF-8"</text:span><text:span text:style-name="T6">?&gt;</text:span></text:p>
      <text:p text:style-name="P8">&lt;methodResponse&gt;</text:p>
      <text:p text:style-name="P8"><text:tab/>&lt;params&gt;</text:p>
      <text:p text:style-name="P8"><text:tab/><text:tab/>&lt;param&gt;</text:p>
      <text:p text:style-name="P6"><text:span text:style-name="T6"><text:tab/><text:tab/><text:tab/>&lt;value&gt;&lt;string&gt;</text:span><text:span text:style-name="T3">version</text:span><text:span text:style-name="T6">&lt;/string&gt;&lt;/value&gt;</text:span></text:p>
      <text:p text:style-name="P8"><text:tab/><text:tab/>&lt;/param&gt;</text:p>
      <text:p text:style-name="P8"><text:tab/><text:tab/>&lt;param&gt;</text:p>
      <text:p text:style-name="P6"><text:span text:style-name="T6"><text:tab/><text:tab/><text:tab/>&lt;value&gt;&lt;i4&gt;</text:span><text:span text:style-name="T3">SesionID</text:span><text:span text:style-name="T6">&lt;/i4&gt;&lt;/value&gt;</text:span></text:p>
      <text:p text:style-name="P8"><text:tab/><text:tab/>&lt;/param&gt;</text:p>
      <text:p text:style-name="P8"><text:tab/>&lt;/params&gt;</text:p>
      <text:p text:style-name="P8">&lt;/methodResponse&gt;</text:p>
      <text:p text:style-name="Text_20_body"/>
      <text:p text:style-name="P3">POSIBLES FALLOS:</text:p>
      <text:p text:style-name="Text_20_body">[001]: “Too many users connected” : No te deja conectar, la conexión se cierra.</text:p>
      <text:p text:style-name="Text_20_body">(este es un fallo que se produce antes de ejecurarse el método connecte (de hecho no llega a ejecutarse)</text:p>
      <text:p text:style-name="Text_20_body"/>
      <text:p text:style-name="Text_20_body">[201]: “Warnig: User alredy connected” : No pasa nada, el usuario estaba conectado se queda todo igual.</text:p>
      <text:p text:style-name="Text_20_body"/>
      <text:h text:style-name="Heading_20_2" text:outline-level="2">Authenticate()******</text:h>
      <text:p text:style-name="Text_20_body"/>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p text:style-name="Standard">****Todavía no está hecho, de momento asumo que todo está bien y autentico por las buenas. Se considera dos errores relacionados con el estado</text:p>
      <text:p text:style-name="Standard"/>
      <text:p text:style-name="Standard">[209]: Error: user not connected.</text:p>
      <text:p text:style-name="Standard">[210]: “Warnig: User alredy authenticated” <text:s/>(no hace nada)</text:p>
      <text:p text:style-name="Standard"/>
      <text:h text:style-name="Heading_20_2" text:outline-level="2">OpenVI()</text:h>
      <text:p text:style-name="Text_20_body"/>
      <text:p text:style-name="Text_20_body"><text:soft-page-break/>Se envía la ruta del Vi que hay que abrir. Sólo funciona en estado Authenticado y si tiene éxito pasa al estado Opened. Devuelve un array de estructuras con la descripción de los controles e indicadores, cada elemento del array tiene un string “nombre” y un string control_imdicador que puede valer “control” o “identificador” y un string tipo que indica el tipo de dato (int double booleano...).</text:p>
      <text:p text:style-name="Text_20_body"/>
      <text:p text:style-name="Text_20_body">EL CLIENTE ENVÍA:</text:p>
      <text:p text:style-name="P8">&lt;?xml version="1.0" <text:span text:style-name="T9">encoding="UTF-8"</text:span>?&gt;</text:p>
      <text:p text:style-name="P8">&lt;methodCall&gt;</text:p>
      <text:p text:style-name="P8"><text:tab/>&lt;methodName&gt;jil.openvi&lt;/methodName&gt;</text:p>
      <text:p text:style-name="P8"><text:tab/>&lt;params&gt;</text:p>
      <text:p text:style-name="P8"><text:tab/><text:tab/>&lt;param&gt;&lt;value&gt;&lt;string&gt;vi_path&lt;/string&gt;&lt;/value&gt;&lt;/param&gt;</text:p>
      <text:p text:style-name="P8"><text:tab/>&lt;/params&gt;</text:p>
      <text:p text:style-name="P2">&lt;/methodCall&gt;</text:p>
      <text:p text:style-name="Text_20_body">SI TODO VA BIEN EL SERVIDOR RESPONDE:</text:p>
      <text:p text:style-name="P8">&lt;?xml version="1.0" <text:span text:style-name="T9">encoding="UTF-8"</text:span>?&gt;</text:p>
      <text:p text:style-name="P8">&lt;methodResponse&gt;</text:p>
      <text:p text:style-name="P8">&lt;params&gt;</text:p>
      <text:p text:style-name="P7"><text:s text:c="5"/><text:span text:style-name="T5">&lt;param&gt;</text:span></text:p>
      <text:p text:style-name="P8"><text:tab/>&lt;array&gt;</text:p>
      <text:p text:style-name="P8"><text:tab/>&lt;value&gt;</text:p>
      <text:p text:style-name="P10"><text:tab/>&lt;struct&gt;</text:p>
      <text:p text:style-name="P10"><text:s/><text:tab/> <text:s text:c="2"/>&lt;member&gt;</text:p>
      <text:p text:style-name="P10"><text:tab/><text:tab/>&lt;name&gt;name&lt;/name&gt;</text:p>
      <text:p text:style-name="P12"><text:span text:style-name="T5"><text:tab/><text:tab/>&lt;value&gt;&lt;string&gt;</text:span><text:span text:style-name="T3">nombre</text:span><text:span text:style-name="T5">&lt;/string&gt;&lt;/value&gt;</text:span></text:p>
      <text:p text:style-name="P10"><text:tab/> <text:s text:c="2"/>&lt;/member&gt;</text:p>
      <text:p text:style-name="P10"><text:s/><text:tab/> <text:s text:c="2"/>&lt;member&gt;</text:p>
      <text:p text:style-name="P10"><text:tab/><text:tab/>&lt;name&gt;control_indicator&lt;/name&gt;</text:p>
      <text:p text:style-name="P12"><text:span text:style-name="T5"><text:tab/><text:tab/>&lt;value&gt;&lt;string&gt;</text:span><text:span text:style-name="T3">”control” ó “indicator”</text:span><text:span text:style-name="T5">&lt;/string&gt;&lt;/string&gt;</text:span></text:p>
      <text:p text:style-name="P10"><text:tab/> <text:s text:c="2"/>&lt;/member&gt;</text:p>
      <text:p text:style-name="P10"><text:s/><text:tab/> <text:s text:c="2"/>&lt;member&gt;</text:p>
      <text:p text:style-name="P10"><text:tab/><text:tab/>&lt;name&gt;DataType&lt;/name&gt;</text:p>
      <text:p text:style-name="P12"><text:span text:style-name="T5"><text:tab/><text:tab/>&lt;value&gt;&lt;string&gt;</text:span><text:span text:style-name="T3">tipo</text:span><text:span text:style-name="T5">&lt;/string&gt;&lt;/value&gt;</text:span></text:p>
      <text:p text:style-name="P10"><text:tab/> <text:s text:c="2"/>&lt;/member&gt;</text:p>
      <text:p text:style-name="P10"><text:s text:c="6"/>&lt;struct&gt;</text:p>
      <text:p text:style-name="P8"><text:tab/>&lt;/value&gt;</text:p>
      <text:p text:style-name="P8">…</text:p>
      <text:p text:style-name="P8">…</text:p>
      <text:p text:style-name="P8"><text:tab/>&lt;/array&gt;</text:p>
      <text:p text:style-name="P8"><text:s text:c="3"/>&lt;/param&gt;</text:p>
      <text:p text:style-name="P8">&lt;/params&gt;</text:p>
      <text:p text:style-name="P1">&lt;/methodResponse&gt;</text:p>
      <text:p text:style-name="P1"/>
      <text:p text:style-name="P1">OJO: Solo se devuelven los indicadores y controles con un formato compatible (por el momento int, double, string y boolean)</text:p>
      <text:p text:style-name="P1"/>
      <text:p text:style-name="P1">Los errores que pueden aparecer son:</text:p>
      <text:p text:style-name="P1">que el estado no sea correcto, si el estado es idle se devuelve</text:p>
      <text:p text:style-name="P1">[202]: Error: user not authenticated.</text:p>
      <text:p text:style-name="P1">Si el estado es otro (opened, running or closing...)</text:p>
      <text:p text:style-name="P1">[203]: Error: There is a vi alredy opened.</text:p>
      <text:p text:style-name="P1"/>
      <text:p text:style-name="P1">Intermamente al método OpenVi pueden aparecer los siguientes errores:</text:p>
      <text:p text:style-name="P1">[301]: Error: path not valid “<text:span text:style-name="T10">path</text:span>”</text:p>
      <text:p text:style-name="P1">[302]: Error, cannot open Vi: </text:p>
      <text:p text:style-name="P1"><text:soft-page-break/>“<text:span text:style-name="T10">descriptor de error de labiew</text:span>”</text:p>
      <text:h text:style-name="P19" text:outline-level="2">RunVI()</text:h>
      <text:p text:style-name="Text_20_body">EL CLIENTE ENVÍA:</text:p>
      <text:p text:style-name="P8">&lt;?xml version="1.0" <text:span text:style-name="T9">encoding="UTF-8"</text:span>?&gt;</text:p>
      <text:p text:style-name="P8">&lt;methodCall&gt;</text:p>
      <text:p text:style-name="P8"><text:tab/>&lt;methodName&gt;jil.runvi&lt;/methodName&gt;</text:p>
      <text:p text:style-name="P11">&lt;/methodCall&gt;</text:p>
      <text:p text:style-name="P9"/>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running&lt;/string&gt;&lt;/value&gt;</text:p>
      <text:p text:style-name="Text_20_body"><text:tab/><text:tab/>&lt;/param&gt;</text:p>
      <text:p text:style-name="Text_20_body"><text:tab/>&lt;/params&gt;</text:p>
      <text:p text:style-name="Text_20_body">&lt;/methodResponse&gt;</text:p>
      <text:p text:style-name="Standard">Si el vi no está abierto devuelve:</text:p>
      <text:p text:style-name="P1">[204]: Error runing: Vi is not opened.</text:p>
      <text:p text:style-name="P1">Si el vi esta corriendo devuelve</text:p>
      <text:p text:style-name="P1">[205]: Error: Vi is running.</text:p>
      <text:p text:style-name="P1"/>
      <text:p text:style-name="P1">Si se produce un error de otro tipo:</text:p>
      <text:p text:style-name="P1">[401]: Unexpected error: Vi cannot be run, Vi closed for safety reasons.</text:p>
      <text:p text:style-name="P1">En este caso ante un error inesperado se cierra el vi. </text:p>
      <text:h text:style-name="Heading_20_2" text:outline-level="2">StopVI()</text:h>
      <text:p text:style-name="Text_20_body"/>
      <text:p text:style-name="Text_20_body">Pasa al estado Opened y para el Vi.</text:p>
      <text:p text:style-name="Text_20_body">EL CLIENTE ENVÍA:</text:p>
      <text:p text:style-name="P8">&lt;?xml version="1.0" encoding="UTF-8"?&gt;</text:p>
      <text:p text:style-name="P8">&lt;methodCall&gt;</text:p>
      <text:p text:style-name="P8"><text:tab/>&lt;methodName&gt;jil.stopvi&lt;/methodName&gt;</text:p>
      <text:p text:style-name="P11">&lt;/methodCall&gt;</text:p>
      <text:p text:style-name="P9"/>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stopped&lt;/string&gt;&lt;/value&gt;</text:p>
      <text:p text:style-name="Text_20_body"><text:tab/><text:tab/>&lt;/param&gt;</text:p>
      <text:p text:style-name="Text_20_body"><text:soft-page-break/><text:tab/>&lt;/params&gt;</text:p>
      <text:p text:style-name="Text_20_body">&lt;/methodResponse&gt;</text:p>
      <text:p text:style-name="Standard">Si el vi no está corriendo devuelve:</text:p>
      <text:p text:style-name="P1">[206]: Error stopping: Vi is not running.</text:p>
      <text:p text:style-name="Standard">Si el vi no está corriendo devuelve:</text:p>
      <text:p text:style-name="P22">[501]: Error: Vi not respondign, cannot be stopped. Traing to close it.</text:p>
      <text:h text:style-name="P23" text:outline-level="2"/>
      <text:h text:style-name="Heading_20_2" text:outline-level="2"/>
      <text:h text:style-name="Heading_20_2" text:outline-level="2"/>
      <text:h text:style-name="Heading_20_2" text:outline-level="2">CloseVI()</text:h>
      <text:p text:style-name="Text_20_body">Pasa al estado Authenticated y cierra el Vi.</text:p>
      <text:p text:style-name="Text_20_body"/>
      <text:p text:style-name="Text_20_body">EL CLIENTE ENVÍA:</text:p>
      <text:p text:style-name="P8">&lt;?xml version="1.0" encoding="UTF-8"?&gt;</text:p>
      <text:p text:style-name="P8">&lt;methodCall&gt;</text:p>
      <text:p text:style-name="P8"><text:tab/>&lt;methodName&gt;jil.closevi&lt;/methodName&gt;</text:p>
      <text:p text:style-name="P2">&lt;/methodCall&gt;</text:p>
      <text:p text:style-name="Text_20_body">SI TODO VA BIEN EL SERVIDOR RESPONDE:</text:p>
      <text:p text:style-name="P6"><text:span text:style-name="T6">&lt;?xml version="1.0" </text:span><text:span text:style-name="T8">encoding="UTF-8"</text:span><text:span text:style-name="T6">?&gt;</text:span></text:p>
      <text:p text:style-name="P8">&lt;methodResponse&gt;</text:p>
      <text:p text:style-name="P8"><text:tab/>&lt;params&gt;</text:p>
      <text:p text:style-name="P8"><text:tab/><text:tab/>&lt;param&gt;</text:p>
      <text:p text:style-name="P6"><text:span text:style-name="T6"><text:tab/><text:tab/><text:tab/>&lt;value&gt;&lt;string&gt;</text:span><text:span text:style-name="T3">Vi closed sucesfully</text:span><text:span text:style-name="T6">&lt;/string&gt;&lt;/value&gt;</text:span></text:p>
      <text:p text:style-name="P8"><text:tab/><text:tab/>&lt;/param&gt;</text:p>
      <text:p text:style-name="P8"><text:tab/>&lt;/params&gt;</text:p>
      <text:p text:style-name="P8">&lt;/methodResponse&gt;</text:p>
      <text:p text:style-name="Text_20_body"/>
      <text:p text:style-name="P3">Sólo se puede invocar desde el estado opened. Si se llama desde otro estado produce los siguiente errores:</text:p>
      <text:p text:style-name="P1"/>
      <text:p text:style-name="P1">Si está en run</text:p>
      <text:p text:style-name="P1">[207]: Error: Vi is running, close it first. </text:p>
      <text:p text:style-name="P1">Si es cualquier otro estado: </text:p>
      <text:p text:style-name="P1">[208]: Error closing: Vi is not opened.</text:p>
      <text:p text:style-name="Text_20_body">[601]: unespected error during close.</text:p>
      <text:p text:style-name="Text_20_body"/>
      <text:h text:style-name="Heading_20_2" text:outline-level="2">Disconect()</text:h>
      <text:p text:style-name="Text_20_body"/>
      <text:p text:style-name="Text_20_body">Cierra el parser, devuelve un mensaje de despedida y pasa al estado Exit.</text:p>
      <text:p text:style-name="Text_20_body"><text:soft-page-break/>EL CLIENTE ENVÍA:</text:p>
      <text:p text:style-name="P8">&lt;?xml version="1.0" encoding="UTF-8"?&gt;</text:p>
      <text:p text:style-name="P8">&lt;methodCall&gt;</text:p>
      <text:p text:style-name="P8"><text:tab/>&lt;methodName&gt;jil.disconnect&lt;/methodName&gt;</text:p>
      <text:p text:style-name="P2">&lt;/methodCall&gt;</text:p>
      <text:p text:style-name="Text_20_body">SI TODO VA BIEN EL SERVIDOR RESPONDE:</text:p>
      <text:p text:style-name="P6"><text:span text:style-name="T6">&lt;?xml version="1.0" </text:span><text:span text:style-name="T8">encoding="UTF-8"</text:span><text:span text:style-name="T6">?&gt;</text:span></text:p>
      <text:p text:style-name="P8">&lt;methodResponse&gt;</text:p>
      <text:p text:style-name="P8"><text:tab/>&lt;params&gt;</text:p>
      <text:p text:style-name="P8"><text:tab/><text:tab/>&lt;param&gt;</text:p>
      <text:p text:style-name="P6"><text:span text:style-name="T6"><text:tab/><text:tab/><text:tab/>&lt;value&gt;&lt;string&gt;</text:span><text:span text:style-name="T3">See you soon</text:span><text:span text:style-name="T6">&lt;/string&gt;&lt;/value&gt;</text:span></text:p>
      <text:p text:style-name="P8"><text:tab/><text:tab/>&lt;/param&gt;</text:p>
      <text:p text:style-name="P8"><text:tab/>&lt;/params&gt;</text:p>
      <text:p text:style-name="P8">&lt;/methodResponse&gt;</text:p>
      <text:p text:style-name="Text_20_body"/>
      <text:p text:style-name="P3">Sólo se puede invocar desde el estado connected o authenticated. Si se llama desde otro estado produce los siguiente error:</text:p>
      <text:p text:style-name="P3"/>
      <text:p text:style-name="P1">Si está en open o run</text:p>
      <text:p text:style-name="P1">[209]: Error: There is a Vi opened close it before disconnecting. </text:p>
      <text:p text:style-name="P1"/>
      <text:p text:style-name="P6"/>
      <text:p text:style-name="Text_20_body"/>
      <text:p text:style-name="Text_20_body"/>
      <text:h text:style-name="Heading_20_2" text:outline-level="2">Fallos: Error2XML.vi</text:h>
      <text:p text:style-name="Text_20_body"/>
      <text:p text:style-name="Standard">Si un método no funciona se devuelve un mensaje de error descriptivo usando la especificación del protocolo XML-RPC. Para ello se crea el vi Error2XML. Dicho vi admite el <text:s/>identificador de fallo (numérico) y un descriptor de fallo legible y genera el siguiente mensaje de respuesta:</text:p>
      <text:p text:style-name="Text_20_body"/>
      <text:p text:style-name="P13">&lt;?xml version="1.0" encoding="UTF-8"?&gt;</text:p>
      <text:p text:style-name="P13">&lt;methodResponse&gt;</text:p>
      <text:p text:style-name="P13">&lt;fault&gt;</text:p>
      <text:p text:style-name="P14">&lt;value&gt;</text:p>
      <text:p text:style-name="P15">&lt;struct&gt;</text:p>
      <text:p text:style-name="P16">&lt;member&gt;</text:p>
      <text:p text:style-name="P18">&lt;name&gt;faultCode&lt;/name&gt;</text:p>
      <text:p text:style-name="P18">&lt;value&gt;&lt;int&gt;<text:span text:style-name="T2">ID de fallo</text:span>&lt;/int&gt;&lt;/value&gt;</text:p>
      <text:p text:style-name="P16">&lt;/member&gt;</text:p>
      <text:p text:style-name="P16">&lt;member&gt;</text:p>
      <text:p text:style-name="P18">&lt;name&gt;faultString&lt;/name&gt;</text:p>
      <text:p text:style-name="P17"><text:span text:style-name="T5">&lt;value&gt;&lt;string&gt;</text:span><text:span text:style-name="T3">Descriptor de </text:span><text:span text:style-name="T2"><text:s/></text:span><text:span text:style-name="T3">fallo</text:span><text:span text:style-name="T5">&lt;/string&gt;&lt;/value&gt;</text:span></text:p>
      <text:p text:style-name="P16">&lt;/member&gt;</text:p>
      <text:p text:style-name="P15">&lt;/struct&gt;</text:p>
      <text:p text:style-name="P14">&lt;/value&gt;</text:p>
      <text:p text:style-name="P13">&lt;/fault&gt;</text:p>
      <text:p text:style-name="P4">&lt;/methodResponse&gt;</text:p>
      <text:p text:style-name="Text_20_body">Puesto que el descriptor de fallo puede tener cualquier tipo de carácter se hacen las substituciones necesarias en el descriptor de fallo para mantener el formato XML-RPC, esto es cambiar &amp; por &amp;amp y &lt; por &amp;lt.</text:p>
      <text:h text:style-name="Heading_20_1" text:outline-level="1"><text:soft-page-break/>Estados de JiL:</text:h>
      <text:p text:style-name="Text_20_body"/>
      <text:p text:style-name="Text_20_body">El servidor será una máquina de estados con los siguientes estados:</text:p>
      <text:p text:style-name="Text_20_body">-Idle: Todavía no se ha establecido la conexión.</text:p>
      <text:p text:style-name="Text_20_body">-Connected: Simplemente hemos empezado la conexión.</text:p>
      <text:p text:style-name="Text_20_body">-Authenticated: Ya hos hemos autenticado.</text:p>
      <text:p text:style-name="Text_20_body">-Opened: Vi abieto y listo para usarse.</text:p>
      <text:p text:style-name="Text_20_body">-Running: Vi en ejecución.</text:p>
      <text:p text:style-name="Text_20_body">-Exit: El servidor se está cerr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2-12-23T00:54:04.95</dc:date>
    <dc:creator>Dictino Chaos</dc:creator>
    <meta:editing-duration>P1DT18M12S</meta:editing-duration>
    <meta:editing-cycles>44</meta:editing-cycles>
    <meta:generator>OpenOffice.org/3.3$Win32 OpenOffice.org_project/330m20$Build-9567</meta:generator>
    <meta:document-statistic meta:table-count="0" meta:image-count="0" meta:object-count="0" meta:page-count="10" meta:paragraph-count="263" meta:word-count="1807" meta:character-count="11983"/>
  </office:meta>
</office:document-meta>
</file>